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VectorProduct" style:family="table">
      <style:table-properties style:width="6.6931in" table:align="margins" style:may-break-between-rows="false"/>
    </style:style>
    <style:style style:name="VectorProduct.A" style:family="table-column">
      <style:table-column-properties style:column-width="2.466in" style:rel-column-width="24144*"/>
    </style:style>
    <style:style style:name="VectorProduct.B" style:family="table-column">
      <style:table-column-properties style:column-width="2.1139in" style:rel-column-width="20695*"/>
    </style:style>
    <style:style style:name="VectorProduct.A1" style:family="table-cell">
      <style:table-cell-properties fo:padding="0.0382in" fo:border="0.05pt solid #000000"/>
    </style:style>
    <style:style style:name="VectorProduct.A2" style:family="table-cell">
      <style:table-cell-properties fo:padding="0.0382in" fo:border-left="0.05pt solid #000000" fo:border-right="none" fo:border-top="none" fo:border-bottom="0.05pt solid #000000"/>
    </style:style>
    <style:style style:name="VectorProduct.C2" style:family="table-cell">
      <style:table-cell-properties fo:padding="0.0382in" fo:border-left="0.05pt solid #000000" fo:border-right="0.05pt solid #000000" fo:border-top="none" fo:border-bottom="0.05pt solid #000000"/>
    </style:style>
    <style:style style:name="VectorProduct.4" style:family="table-row">
      <style:table-row-properties style:min-row-height="0.3188in"/>
    </style:style>
    <style:style style:name="MatrixSummation" style:family="table">
      <style:table-properties style:width="6.6931in" table:align="margins" style:may-break-between-rows="false"/>
    </style:style>
    <style:style style:name="MatrixSummation.A" style:family="table-column">
      <style:table-column-properties style:column-width="2.2313in" style:rel-column-width="21845*"/>
    </style:style>
    <style:style style:name="MatrixSummation.A1" style:family="table-cell">
      <style:table-cell-properties fo:padding="0.0382in" fo:border="0.05pt solid #000000"/>
    </style:style>
    <style:style style:name="MatrixSummation.A2" style:family="table-cell">
      <style:table-cell-properties fo:padding="0.0382in" fo:border-left="0.05pt solid #000000" fo:border-right="none" fo:border-top="none" fo:border-bottom="0.05pt solid #000000"/>
    </style:style>
    <style:style style:name="MatrixSummation.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may-break-between-rows="false"/>
    </style:style>
    <style:style style:name="Table1.A" style:family="table-column">
      <style:table-column-properties style:column-width="2.2313in" style:rel-column-width="21845*"/>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04477" officeooo:paragraph-rsid="00004477"/>
    </style:style>
    <style:style style:name="P2" style:family="paragraph" style:parent-style-name="Standard">
      <style:paragraph-properties fo:text-align="center" style:justify-single-word="false"/>
      <style:text-properties officeooo:rsid="00004477" officeooo:paragraph-rsid="00004477"/>
    </style:style>
    <style:style style:name="P3" style:family="paragraph" style:parent-style-name="Standard">
      <style:paragraph-properties fo:text-align="justify" style:justify-single-word="false"/>
      <style:text-properties officeooo:rsid="00004477" officeooo:paragraph-rsid="00004477"/>
    </style:style>
    <style:style style:name="P4" style:family="paragraph" style:parent-style-name="Standard" style:list-style-name="L1">
      <style:paragraph-properties fo:text-align="justify" style:justify-single-word="false"/>
      <style:text-properties officeooo:rsid="00004477" officeooo:paragraph-rsid="00004477"/>
    </style:style>
    <style:style style:name="P5" style:family="paragraph" style:parent-style-name="Standard" style:list-style-name="L1">
      <style:paragraph-properties fo:text-align="justify" style:justify-single-word="false"/>
      <style:text-properties officeooo:rsid="00004477" officeooo:paragraph-rsid="00008359"/>
    </style:style>
    <style:style style:name="P6" style:family="paragraph" style:parent-style-name="Standard" style:list-style-name="L1">
      <style:paragraph-properties fo:text-align="justify" style:justify-single-word="false"/>
      <style:text-properties officeooo:rsid="00004477" officeooo:paragraph-rsid="0002af9b"/>
    </style:style>
    <style:style style:name="P7" style:family="paragraph" style:parent-style-name="Standard">
      <style:text-properties officeooo:rsid="00004477" officeooo:paragraph-rsid="00078689"/>
    </style:style>
    <style:style style:name="P8" style:family="paragraph" style:parent-style-name="Standard">
      <style:text-properties officeooo:paragraph-rsid="00004477"/>
    </style:style>
    <style:style style:name="P9" style:family="paragraph" style:parent-style-name="Standard" style:list-style-name="L1">
      <style:paragraph-properties fo:text-align="justify" style:justify-single-word="false"/>
      <style:text-properties officeooo:paragraph-rsid="00004477"/>
    </style:style>
    <style:style style:name="P10" style:family="paragraph" style:parent-style-name="Standard" style:list-style-name="L1">
      <style:paragraph-properties fo:text-align="justify" style:justify-single-word="false"/>
      <style:text-properties officeooo:rsid="00008359" officeooo:paragraph-rsid="00008359"/>
    </style:style>
    <style:style style:name="P11" style:family="paragraph" style:parent-style-name="Standard" style:list-style-name="L1">
      <style:paragraph-properties fo:text-align="justify" style:justify-single-word="false"/>
      <style:text-properties officeooo:rsid="00008359" officeooo:paragraph-rsid="0002af9b"/>
    </style:style>
    <style:style style:name="P12" style:family="paragraph" style:parent-style-name="Standard" style:list-style-name="L1">
      <style:paragraph-properties fo:text-align="justify" style:justify-single-word="false"/>
      <style:text-properties officeooo:rsid="0000d01d" officeooo:paragraph-rsid="0002af9b"/>
    </style:style>
    <style:style style:name="P13" style:family="paragraph" style:parent-style-name="Standard" style:list-style-name="L1">
      <style:paragraph-properties fo:text-align="justify" style:justify-single-word="false"/>
      <style:text-properties officeooo:rsid="0002af9b" officeooo:paragraph-rsid="00052484"/>
    </style:style>
    <style:style style:name="P14" style:family="paragraph" style:parent-style-name="Standard" style:list-style-name="L1">
      <style:paragraph-properties fo:text-align="center" style:justify-single-word="false"/>
      <style:text-properties officeooo:rsid="0002af9b" officeooo:paragraph-rsid="0002af9b"/>
    </style:style>
    <style:style style:name="P15" style:family="paragraph" style:parent-style-name="Standard" style:list-style-name="L1">
      <style:paragraph-properties fo:text-align="center" style:justify-single-word="false"/>
      <style:text-properties officeooo:rsid="0002af9b" officeooo:paragraph-rsid="0006233f"/>
    </style:style>
    <style:style style:name="P16" style:family="paragraph" style:parent-style-name="Standard">
      <style:paragraph-properties fo:text-align="start" style:justify-single-word="false"/>
      <style:text-properties officeooo:rsid="0002af9b" officeooo:paragraph-rsid="0002af9b"/>
    </style:style>
    <style:style style:name="P17" style:family="paragraph" style:parent-style-name="Standard" style:list-style-name="L1">
      <style:paragraph-properties fo:text-align="justify" style:justify-single-word="false"/>
      <style:text-properties officeooo:rsid="00032b24" officeooo:paragraph-rsid="0006233f"/>
    </style:style>
    <style:style style:name="P18" style:family="paragraph" style:parent-style-name="Standard" style:list-style-name="L1">
      <style:paragraph-properties fo:text-align="justify" style:justify-single-word="false"/>
      <style:text-properties officeooo:rsid="0006233f" officeooo:paragraph-rsid="0008d13f"/>
    </style:style>
    <style:style style:name="P19" style:family="paragraph" style:parent-style-name="Standard">
      <style:text-properties officeooo:paragraph-rsid="00078689"/>
    </style:style>
    <style:style style:name="P20" style:family="paragraph" style:parent-style-name="Table_20_Contents">
      <style:paragraph-properties fo:text-align="center" style:justify-single-word="false"/>
      <style:text-properties officeooo:rsid="0000d01d" officeooo:paragraph-rsid="0000d01d"/>
    </style:style>
    <style:style style:name="P21" style:family="paragraph" style:parent-style-name="Table_20_Contents">
      <style:paragraph-properties fo:text-align="center" style:justify-single-word="false"/>
      <style:text-properties officeooo:rsid="0000d01d" officeooo:paragraph-rsid="00078689"/>
    </style:style>
    <style:style style:name="P22" style:family="paragraph" style:parent-style-name="Table_20_Contents">
      <style:paragraph-properties fo:text-align="justify" style:justify-single-word="false"/>
      <style:text-properties officeooo:rsid="0002af9b" officeooo:paragraph-rsid="0002af9b"/>
    </style:style>
    <style:style style:name="P23" style:family="paragraph" style:parent-style-name="Table_20_Contents">
      <style:paragraph-properties fo:text-align="justify" style:justify-single-word="false"/>
      <style:text-properties fo:font-weight="bold" officeooo:rsid="0002af9b" officeooo:paragraph-rsid="0002af9b" style:font-weight-asian="bold" style:font-weight-complex="bold"/>
    </style:style>
    <style:style style:name="P24" style:family="paragraph" style:parent-style-name="Table_20_Contents">
      <style:paragraph-properties fo:text-align="start" style:justify-single-word="false"/>
      <style:text-properties fo:font-weight="bold" officeooo:rsid="00052484" officeooo:paragraph-rsid="00052484" style:font-weight-asian="bold" style:font-weight-complex="bold"/>
    </style:style>
    <style:style style:name="P25" style:family="paragraph" style:parent-style-name="Table_20_Contents">
      <style:paragraph-properties fo:text-align="start" style:justify-single-word="false"/>
      <style:text-properties officeooo:rsid="00032b24" officeooo:paragraph-rsid="00032b24"/>
    </style:style>
    <style:style style:name="P26" style:family="paragraph" style:parent-style-name="Table_20_Contents">
      <style:paragraph-properties fo:text-align="start" style:justify-single-word="false"/>
      <style:text-properties officeooo:rsid="00032b24" officeooo:paragraph-rsid="00078689"/>
    </style:style>
    <style:style style:name="P27" style:family="paragraph" style:parent-style-name="Table_20_Contents">
      <style:paragraph-properties fo:text-align="start" style:justify-single-word="false"/>
      <style:text-properties officeooo:rsid="00052484" officeooo:paragraph-rsid="00052484"/>
    </style:style>
    <style:style style:name="P28" style:family="paragraph" style:parent-style-name="Table_20_Contents">
      <style:paragraph-properties fo:text-align="start" style:justify-single-word="false"/>
      <style:text-properties officeooo:rsid="00078689" officeooo:paragraph-rsid="00078689"/>
    </style:style>
    <style:style style:name="P29" style:family="paragraph" style:parent-style-name="Table_20_Contents">
      <style:paragraph-properties fo:text-align="start" style:justify-single-word="false"/>
      <style:text-properties fo:color="#ff0000" fo:font-weight="bold" officeooo:rsid="0008d13f" officeooo:paragraph-rsid="0008d13f" style:font-weight-asian="bold" style:font-weight-complex="bold"/>
    </style:style>
    <style:style style:name="P30" style:family="paragraph" style:parent-style-name="Table_20_Contents">
      <style:paragraph-properties fo:text-align="start" style:justify-single-word="false"/>
      <style:text-properties fo:color="#ff0000" fo:font-weight="bold" officeooo:rsid="00078689" officeooo:paragraph-rsid="00078689" style:font-weight-asian="bold" style:font-weight-complex="bold"/>
    </style:style>
    <style:style style:name="P31" style:family="paragraph" style:parent-style-name="Table_20_Contents">
      <style:paragraph-properties fo:text-align="start" style:justify-single-word="false"/>
      <style:text-properties fo:color="#ff0000" fo:font-weight="bold" officeooo:rsid="00078689" officeooo:paragraph-rsid="0008d13f" style:font-weight-asian="bold" style:font-weight-complex="bold"/>
    </style:style>
    <style:style style:name="P32" style:family="paragraph" style:parent-style-name="Table_20_Contents">
      <style:paragraph-properties fo:text-align="start" style:justify-single-word="false"/>
      <style:text-properties fo:color="#0000ff" fo:font-weight="bold" officeooo:rsid="0008d13f" officeooo:paragraph-rsid="0008d13f" style:font-weight-asian="bold" style:font-weight-complex="bold"/>
    </style:style>
    <style:style style:name="P33" style:family="paragraph" style:parent-style-name="Table_20_Heading">
      <style:text-properties officeooo:rsid="0000d01d" officeooo:paragraph-rsid="0000d01d"/>
    </style:style>
    <style:style style:name="P34" style:family="paragraph" style:parent-style-name="Table_20_Heading">
      <style:text-properties officeooo:rsid="0002af9b" officeooo:paragraph-rsid="0002af9b"/>
    </style:style>
    <style:style style:name="P35" style:family="paragraph" style:parent-style-name="Table_20_Heading">
      <style:text-properties officeooo:rsid="0002af9b" officeooo:paragraph-rsid="00078689"/>
    </style:style>
    <style:style style:name="P36" style:family="paragraph" style:parent-style-name="Footer">
      <style:paragraph-properties fo:text-align="center" style:justify-single-word="false"/>
    </style:style>
    <style:style style:name="T1" style:family="text">
      <style:text-properties officeooo:rsid="00004477"/>
    </style:style>
    <style:style style:name="T2" style:family="text">
      <style:text-properties officeooo:rsid="00008359"/>
    </style:style>
    <style:style style:name="T3" style:family="text">
      <style:text-properties officeooo:rsid="0000d01d"/>
    </style:style>
    <style:style style:name="T4" style:family="text">
      <style:text-properties officeooo:rsid="0002af9b"/>
    </style:style>
    <style:style style:name="T5" style:family="text">
      <style:text-properties officeooo:rsid="00052484"/>
    </style:style>
    <style:style style:name="T6" style:family="text">
      <style:text-properties officeooo:rsid="0006233f"/>
    </style:style>
    <style:style style:name="T7" style:family="text">
      <style:text-properties officeooo:rsid="00078689"/>
    </style:style>
    <style:style style:name="T8" style:family="text">
      <style:text-properties officeooo:rsid="0008d13f"/>
    </style:style>
    <style:style style:name="T9" style:family="text">
      <style:text-properties fo:color="#0000ff" fo:font-weight="bold" officeooo:rsid="0008d13f" style:font-weight-asian="bold" style:font-weight-complex="bold"/>
    </style:style>
    <style:style style:name="T10" style:family="text">
      <style:text-properties officeooo:rsid="0009f734"/>
    </style:style>
    <style:style style:name="T11" style:family="text">
      <style:text-properties officeooo:rsid="000a685c"/>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lgin AKSOY</text:p>
      <text:p text:style-name="P1">2252286</text:p>
      <text:p text:style-name="P8"><text:span text:style-name="T1">MMI 713 </text:span>Applied Parallel Programming On G<text:span text:style-name="T11">PU</text:span></text:p>
      <text:p text:style-name="P8"/>
      <text:p text:style-name="P2">REPORT(LAB EXECISES)</text:p>
      <text:p text:style-name="P3"/>
      <text:list xml:id="list7258046649820249130" text:style-name="L1">
        <text:list-item>
          <text:p text:style-name="P4">Problem Definition : During the exercise, three parallelization algorithm (vector product, matrix summation and matrix-vector multiplication) <text:s/>has been implemented. All three problem can easily be parallelize on GPU in order gain performance augmentation. </text:p>
          <text:list>
            <text:list-item>
              <text:p text:style-name="P9"><text:span text:style-name="T1">First problem was dot product of two same length vectors.</text:span></text:p>
            </text:list-item>
            <text:list-item>
              <text:p text:style-name="P4">Second was element wise summation of two matrices.</text:p>
            </text:list-item>
            <text:list-item>
              <text:p text:style-name="P4">Last was a matrix and a vector multiplication. <text:s/></text:p>
            </text:list-item>
          </text:list>
          <text:p text:style-name="P4"/>
        </text:list-item>
        <text:list-item>
          <text:p text:style-name="P4">Algorithm Description : </text:p>
          <text:list>
            <text:list-item>
              <text:p text:style-name="P5">First algorithm is a straightforward one that <text:span text:style-name="T2">summing each element in a separate thread.</text:span></text:p>
            </text:list-item>
            <text:list-item>
              <text:p text:style-name="P5"><text:span text:style-name="T2">Second algorithm is also a straightforward like the first one but in this algorithm uses a 2D kernel function. </text:span></text:p>
            </text:list-item>
            <text:list-item>
              <text:p text:style-name="P10">Third algorithm is multiplying each element in a separate thread and uses a 2D kernel function. </text:p>
            </text:list-item>
          </text:list>
          <text:p text:style-name="P4"/>
        </text:list-item>
        <text:list-item>
          <text:p text:style-name="P4">Different size matrices (Benchmarking) : <text:span text:style-name="T2">All three algorithm work any size of matrices and vectors without any error. See calculation times in Table1,2,3.</text:span></text:p>
          <text:p text:style-name="P4"/>
        </text:list-item>
        <text:list-item>
          <text:p text:style-name="P4">Pros-Cons of Solution : <text:span text:style-name="T10">It is obvious that GPU codes need bigger arrays, vectors, matrices or any kind of container for beat CPU only code.</text:span></text:p>
          <text:p text:style-name="P4"/>
        </text:list-item>
        <text:list-item>
          <text:p text:style-name="P4">Discussion : <text:s/></text:p>
          <text:list>
            <text:list-item>
              <text:p text:style-name="P13">Vector Product: The algorithm which operates on CPU is better than the which operates on GPU for smaller vectors but GPU calculations are better for bigger <text:span text:style-name="T5">vectors</text:span>.</text:p>
            </text:list-item>
            <text:list-item>
              <text:p text:style-name="P17">Matrix Summation: <text:span text:style-name="T4">The algorithm which operates on CPU is better than the which operates on GPU for smaller matrices but GPU calculations are better for bigger matrices.</text:span></text:p>
            </text:list-item>
            <text:list-item>
              <text:p text:style-name="P18">Matrix-Vector Multiplying: <text:span text:style-name="T4">The algorithm which operates on CPU is better than the which operates on GPU for smaller matrices but GPU calculations are better for bigger matrices. (I really couldn't find any reason how CPU only code can have better performance for </text:span><text:span text:style-name="T9">980X720-720</text:span><text:span text:style-name="T4"> )</text:span></text:p>
            </text:list-item>
          </text:list>
        </text:list-item>
        <text:list-item>
          <text:p text:style-name="P6">Environment : </text:p>
          <text:list>
            <text:list-item>
              <text:p text:style-name="P11">AMD Ryzen 7 1700 CPU</text:p>
            </text:list-item>
            <text:list-item>
              <text:p text:style-name="P11">32 Gb RAM</text:p>
            </text:list-item>
            <text:list-item>
              <text:p text:style-name="P11">GTX 1070 GPU 8 Gb RAM</text:p>
            </text:list-item>
            <text:list-item>
              <text:p text:style-name="P11">CUDA 8 - <text:span text:style-name="T3">NVCC 8.0.61</text:span></text:p>
            </text:list-item>
            <text:list-item>
              <text:p text:style-name="P11">Ubuntu <text:span text:style-name="T3">14.04</text:span></text:p>
            </text:list-item>
            <text:list-item>
              <text:p text:style-name="P12">GCC 4.8.4</text:p>
            </text:list-item>
            <text:list-item>
              <text:p text:style-name="P12">I used CMake(2.8.12.2) as build generator and GNU Make (3.81) as builder.</text:p>
            </text:list-item>
          </text:list>
          <text:p text:style-name="P4"/>
        </text:list-item>
      </text:list>
      <table:table table:name="VectorProduct" table:style-name="VectorProduct">
        <table:table-column table:style-name="VectorProduct.A"/>
        <table:table-column table:style-name="VectorProduct.B" table:number-columns-repeated="2"/>
        <table:table-header-rows>
          <text:soft-page-break/>
          <table:table-row>
            <table:table-cell table:style-name="VectorProduct.A1" table:number-columns-spanned="3" office:value-type="string">
              <text:p text:style-name="P33">Vector Product</text:p>
            </table:table-cell>
            <table:covered-table-cell/>
            <table:covered-table-cell/>
          </table:table-row>
        </table:table-header-rows>
        <table:table-row>
          <table:table-cell table:style-name="VectorProduct.A2" office:value-type="string">
            <text:p text:style-name="P20">Vector Size</text:p>
          </table:table-cell>
          <table:table-cell table:style-name="VectorProduct.A2" office:value-type="string">
            <text:p text:style-name="P20">CPU Time</text:p>
          </table:table-cell>
          <table:table-cell table:style-name="VectorProduct.C2" office:value-type="string">
            <text:p text:style-name="P20">GPU Time</text:p>
          </table:table-cell>
        </table:table-row>
        <table:table-row>
          <table:table-cell table:style-name="VectorProduct.A2" office:value-type="string">
            <text:p text:style-name="P22">5</text:p>
          </table:table-cell>
          <table:table-cell table:style-name="VectorProduct.A2" office:value-type="string">
            <text:p text:style-name="P22">0.001888 ms</text:p>
          </table:table-cell>
          <table:table-cell table:style-name="VectorProduct.C2" office:value-type="string">
            <text:p text:style-name="P22">0.026624 ms</text:p>
          </table:table-cell>
        </table:table-row>
        <table:table-row table:style-name="VectorProduct.4">
          <table:table-cell table:style-name="VectorProduct.A2" office:value-type="string">
            <text:p text:style-name="P22">10</text:p>
          </table:table-cell>
          <table:table-cell table:style-name="VectorProduct.A2" office:value-type="string">
            <text:p text:style-name="P22">0.001856 ms</text:p>
          </table:table-cell>
          <table:table-cell table:style-name="VectorProduct.C2" office:value-type="string">
            <text:p text:style-name="P22">0.030176 ms</text:p>
          </table:table-cell>
        </table:table-row>
        <table:table-row>
          <table:table-cell table:style-name="VectorProduct.A2" office:value-type="string">
            <text:p text:style-name="P22">100</text:p>
          </table:table-cell>
          <table:table-cell table:style-name="VectorProduct.A2" office:value-type="string">
            <text:p text:style-name="P22">0.001024 ms</text:p>
          </table:table-cell>
          <table:table-cell table:style-name="VectorProduct.C2" office:value-type="string">
            <text:p text:style-name="P22">0.028672 ms</text:p>
          </table:table-cell>
        </table:table-row>
        <table:table-row>
          <table:table-cell table:style-name="VectorProduct.A2" office:value-type="string">
            <text:p text:style-name="P22">10000</text:p>
          </table:table-cell>
          <table:table-cell table:style-name="VectorProduct.A2" office:value-type="string">
            <text:p text:style-name="P22">0.008032 ms</text:p>
          </table:table-cell>
          <table:table-cell table:style-name="VectorProduct.C2" office:value-type="string">
            <text:p text:style-name="P22">0.026080 ms</text:p>
          </table:table-cell>
        </table:table-row>
        <table:table-row>
          <table:table-cell table:style-name="VectorProduct.A2" office:value-type="string">
            <text:p text:style-name="P22">100000</text:p>
          </table:table-cell>
          <table:table-cell table:style-name="VectorProduct.A2" office:value-type="string">
            <text:p text:style-name="P22">0.066752 ms</text:p>
          </table:table-cell>
          <table:table-cell table:style-name="VectorProduct.C2" office:value-type="string">
            <text:p text:style-name="P22">0.076896 ms</text:p>
          </table:table-cell>
        </table:table-row>
        <table:table-row>
          <table:table-cell table:style-name="VectorProduct.A2" office:value-type="string">
            <text:p text:style-name="P22">250000</text:p>
          </table:table-cell>
          <table:table-cell table:style-name="VectorProduct.A2" office:value-type="string">
            <text:p text:style-name="P22">0.201728 ms</text:p>
          </table:table-cell>
          <table:table-cell table:style-name="VectorProduct.C2" office:value-type="string">
            <text:p text:style-name="P22">0.193504 ms</text:p>
          </table:table-cell>
        </table:table-row>
        <table:table-row>
          <table:table-cell table:style-name="VectorProduct.A2" office:value-type="string">
            <text:p text:style-name="P22">400000</text:p>
          </table:table-cell>
          <table:table-cell table:style-name="VectorProduct.A2" office:value-type="string">
            <text:p text:style-name="P22">0.313408 ms</text:p>
          </table:table-cell>
          <table:table-cell table:style-name="VectorProduct.C2" office:value-type="string">
            <text:p text:style-name="P22">0.280192 ms</text:p>
          </table:table-cell>
        </table:table-row>
        <table:table-row>
          <table:table-cell table:style-name="VectorProduct.A2" office:value-type="string">
            <text:p text:style-name="P23">550000</text:p>
          </table:table-cell>
          <table:table-cell table:style-name="VectorProduct.A2" office:value-type="string">
            <text:p text:style-name="P23">0.435424 ms</text:p>
          </table:table-cell>
          <table:table-cell table:style-name="VectorProduct.C2" office:value-type="string">
            <text:p text:style-name="P23">0.342464 ms</text:p>
          </table:table-cell>
        </table:table-row>
        <table:table-row>
          <table:table-cell table:style-name="VectorProduct.A2" office:value-type="string">
            <text:p text:style-name="P23">650000</text:p>
          </table:table-cell>
          <table:table-cell table:style-name="VectorProduct.A2" office:value-type="string">
            <text:p text:style-name="P23">0.526336 ms</text:p>
          </table:table-cell>
          <table:table-cell table:style-name="VectorProduct.C2" office:value-type="string">
            <text:p text:style-name="P23">0.397536 ms</text:p>
          </table:table-cell>
        </table:table-row>
      </table:table>
      <text:list xml:id="list204142831431773" text:continue-numbering="true" text:style-name="L1">
        <text:list-header>
          <text:p text:style-name="P14"><text:bookmark-start text:name="__DdeLink__3_1492537724"/>Table-1: Vector Product Calculation Times<text:bookmark-end text:name="__DdeLink__3_1492537724"/></text:p>
        </text:list-header>
      </text:list>
      <text:p text:style-name="P16"/>
      <table:table table:name="MatrixSummation" table:style-name="MatrixSummation">
        <table:table-column table:style-name="MatrixSummation.A" table:number-columns-repeated="3"/>
        <table:table-header-rows>
          <table:table-row>
            <table:table-cell table:style-name="MatrixSummation.A1" table:number-columns-spanned="3" office:value-type="string">
              <text:p text:style-name="P34">Matrix Summation</text:p>
            </table:table-cell>
            <table:covered-table-cell/>
            <table:covered-table-cell/>
          </table:table-row>
        </table:table-header-rows>
        <table:table-row>
          <table:table-cell table:style-name="MatrixSummation.A2" office:value-type="string">
            <text:p text:style-name="P20"><text:span text:style-name="T4">Matrix Sizes</text:span></text:p>
          </table:table-cell>
          <table:table-cell table:style-name="MatrixSummation.A2" office:value-type="string">
            <text:p text:style-name="P20">CPU Time</text:p>
          </table:table-cell>
          <table:table-cell table:style-name="MatrixSummation.C2" office:value-type="string">
            <text:p text:style-name="P20">GPU Time</text:p>
          </table:table-cell>
        </table:table-row>
        <table:table-row>
          <table:table-cell table:style-name="MatrixSummation.A2" office:value-type="string">
            <text:p text:style-name="P25">5X5</text:p>
          </table:table-cell>
          <table:table-cell table:style-name="MatrixSummation.A2" office:value-type="string">
            <text:p text:style-name="P25">0.001024 ms</text:p>
          </table:table-cell>
          <table:table-cell table:style-name="MatrixSummation.C2" office:value-type="string">
            <text:p text:style-name="P25">0.027072 ms</text:p>
          </table:table-cell>
        </table:table-row>
        <table:table-row>
          <table:table-cell table:style-name="MatrixSummation.A2" office:value-type="string">
            <text:p text:style-name="P25">30X28</text:p>
          </table:table-cell>
          <table:table-cell table:style-name="MatrixSummation.A2" office:value-type="string">
            <text:p text:style-name="P25">0.002848 ms</text:p>
          </table:table-cell>
          <table:table-cell table:style-name="MatrixSummation.C2" office:value-type="string">
            <text:p text:style-name="P25">0.034336 ms</text:p>
          </table:table-cell>
        </table:table-row>
        <table:table-row>
          <table:table-cell table:style-name="MatrixSummation.A2" office:value-type="string">
            <text:p text:style-name="P25">300X280</text:p>
          </table:table-cell>
          <table:table-cell table:style-name="MatrixSummation.A2" office:value-type="string">
            <text:p text:style-name="P25">0.055296 ms</text:p>
          </table:table-cell>
          <table:table-cell table:style-name="MatrixSummation.C2" office:value-type="string">
            <text:p text:style-name="P25">0.067552 ms</text:p>
          </table:table-cell>
        </table:table-row>
        <table:table-row>
          <table:table-cell table:style-name="MatrixSummation.A2" office:value-type="string">
            <text:p text:style-name="P25">350X300</text:p>
          </table:table-cell>
          <table:table-cell table:style-name="MatrixSummation.A2" office:value-type="string">
            <text:p text:style-name="P25">0.074752 ms</text:p>
          </table:table-cell>
          <table:table-cell table:style-name="MatrixSummation.C2" office:value-type="string">
            <text:p text:style-name="P25">0.082464 ms</text:p>
          </table:table-cell>
        </table:table-row>
        <table:table-row>
          <table:table-cell table:style-name="MatrixSummation.A2" office:value-type="string">
            <text:p text:style-name="P27">400X300</text:p>
          </table:table-cell>
          <table:table-cell table:style-name="MatrixSummation.A2" office:value-type="string">
            <text:p text:style-name="P27">0.090112 ms</text:p>
          </table:table-cell>
          <table:table-cell table:style-name="MatrixSummation.C2" office:value-type="string">
            <text:p text:style-name="P27">0.095360 ms</text:p>
          </table:table-cell>
        </table:table-row>
        <table:table-row>
          <table:table-cell table:style-name="MatrixSummation.A2" office:value-type="string">
            <text:p text:style-name="P27">400X350</text:p>
          </table:table-cell>
          <table:table-cell table:style-name="MatrixSummation.A2" office:value-type="string">
            <text:p text:style-name="P27">0.097216 ms</text:p>
          </table:table-cell>
          <table:table-cell table:style-name="MatrixSummation.C2" office:value-type="string">
            <text:p text:style-name="P27">0.106880 ms</text:p>
          </table:table-cell>
        </table:table-row>
        <table:table-row>
          <table:table-cell table:style-name="MatrixSummation.A2" office:value-type="string">
            <text:p text:style-name="P27">450X350</text:p>
          </table:table-cell>
          <table:table-cell table:style-name="MatrixSummation.A2" office:value-type="string">
            <text:p text:style-name="P27">0.107680 ms</text:p>
          </table:table-cell>
          <table:table-cell table:style-name="MatrixSummation.C2" office:value-type="string">
            <text:p text:style-name="P27">0.117152 ms</text:p>
          </table:table-cell>
        </table:table-row>
        <table:table-row>
          <table:table-cell table:style-name="MatrixSummation.A2" office:value-type="string">
            <text:p text:style-name="P24">550X400</text:p>
          </table:table-cell>
          <table:table-cell table:style-name="MatrixSummation.A2" office:value-type="string">
            <text:p text:style-name="P24">0.192512 ms</text:p>
          </table:table-cell>
          <table:table-cell table:style-name="MatrixSummation.C2" office:value-type="string">
            <text:p text:style-name="P24">0.191872 ms</text:p>
          </table:table-cell>
        </table:table-row>
        <table:table-row>
          <table:table-cell table:style-name="MatrixSummation.A2" office:value-type="string">
            <text:p text:style-name="P24">600X800</text:p>
          </table:table-cell>
          <table:table-cell table:style-name="MatrixSummation.A2" office:value-type="string">
            <text:p text:style-name="P24">0.381952 ms</text:p>
          </table:table-cell>
          <table:table-cell table:style-name="MatrixSummation.C2" office:value-type="string">
            <text:p text:style-name="P24">0.325760 ms</text:p>
          </table:table-cell>
        </table:table-row>
      </table:table>
      <text:list xml:id="list204142488049899" text:continue-numbering="true" text:style-name="L1">
        <text:list-header>
          <text:p text:style-name="P15">Table-<text:span text:style-name="T6">2</text:span>: <text:span text:style-name="T6">Matrix Summation</text:span> Calculation Times</text:p>
        </text:list-header>
      </text:list>
      <text:p text:style-name="P7"/>
      <table:table table:name="Table1" table:style-name="Table1">
        <table:table-column table:style-name="Table1.A" table:number-columns-repeated="3"/>
        <table:table-header-rows>
          <table:table-row>
            <table:table-cell table:style-name="Table1.A1" table:number-columns-spanned="3" office:value-type="string">
              <text:p text:style-name="P35">Matrix-<text:span text:style-name="T7">Vector Multiplication</text:span></text:p>
            </table:table-cell>
            <table:covered-table-cell/>
            <table:covered-table-cell/>
          </table:table-row>
        </table:table-header-rows>
        <table:table-row>
          <table:table-cell table:style-name="Table1.A2" office:value-type="string">
            <text:p text:style-name="P21"><text:span text:style-name="T4">Matrix-Vector Sizes</text:span></text:p>
          </table:table-cell>
          <table:table-cell table:style-name="Table1.A2" office:value-type="string">
            <text:p text:style-name="P21">CPU Time</text:p>
          </table:table-cell>
          <table:table-cell table:style-name="Table1.C2" office:value-type="string">
            <text:p text:style-name="P21">GPU Time</text:p>
          </table:table-cell>
        </table:table-row>
        <table:table-row>
          <table:table-cell table:style-name="Table1.A2" office:value-type="string">
            <text:p text:style-name="P26">5X<text:span text:style-name="T7">3-3</text:span></text:p>
          </table:table-cell>
          <table:table-cell table:style-name="Table1.A2" office:value-type="string">
            <text:p text:style-name="P28">0.001056 ms</text:p>
          </table:table-cell>
          <table:table-cell table:style-name="Table1.C2" office:value-type="string">
            <text:p text:style-name="P28">0.030336 ms</text:p>
          </table:table-cell>
        </table:table-row>
        <table:table-row>
          <table:table-cell table:style-name="Table1.A2" office:value-type="string">
            <text:p text:style-name="P28">50X30-<text:span text:style-name="T8">30</text:span></text:p>
          </table:table-cell>
          <table:table-cell table:style-name="Table1.A2" office:value-type="string">
            <text:p text:style-name="P28">0.002912 ms</text:p>
          </table:table-cell>
          <table:table-cell table:style-name="Table1.C2" office:value-type="string">
            <text:p text:style-name="P28">0.022080 ms</text:p>
          </table:table-cell>
        </table:table-row>
        <table:table-row>
          <table:table-cell table:style-name="Table1.A2" office:value-type="string">
            <text:p text:style-name="P28">500X300-<text:span text:style-name="T8">300</text:span></text:p>
          </table:table-cell>
          <table:table-cell table:style-name="Table1.A2" office:value-type="string">
            <text:p text:style-name="P28">0.083968 ms</text:p>
          </table:table-cell>
          <table:table-cell table:style-name="Table1.C2" office:value-type="string">
            <text:p text:style-name="P28">0.118784 ms</text:p>
          </table:table-cell>
        </table:table-row>
        <table:table-row>
          <table:table-cell table:style-name="Table1.A2" office:value-type="string">
            <text:p text:style-name="P28">800X600-<text:span text:style-name="T8">600</text:span></text:p>
          </table:table-cell>
          <table:table-cell table:style-name="Table1.A2" office:value-type="string">
            <text:p text:style-name="P28">0.118784 ms</text:p>
          </table:table-cell>
          <table:table-cell table:style-name="Table1.C2" office:value-type="string">
            <text:p text:style-name="P28">0.306176 ms</text:p>
          </table:table-cell>
        </table:table-row>
        <table:table-row>
          <table:table-cell table:style-name="Table1.A2" office:value-type="string">
            <text:p text:style-name="P28">900X650-<text:span text:style-name="T8">650</text:span></text:p>
          </table:table-cell>
          <table:table-cell table:style-name="Table1.A2" office:value-type="string">
            <text:p text:style-name="P28">0.356160 ms</text:p>
          </table:table-cell>
          <table:table-cell table:style-name="Table1.C2" office:value-type="string">
            <text:p text:style-name="P28">0.370400 ms</text:p>
          </table:table-cell>
        </table:table-row>
        <table:table-row>
          <table:table-cell table:style-name="Table1.A2" office:value-type="string">
            <text:p text:style-name="P30">920X700-<text:span text:style-name="T8">700</text:span></text:p>
          </table:table-cell>
          <table:table-cell table:style-name="Table1.A2" office:value-type="string">
            <text:p text:style-name="P29">0.378880 ms</text:p>
          </table:table-cell>
          <table:table-cell table:style-name="Table1.C2" office:value-type="string">
            <text:p text:style-name="P29">0.365856 ms</text:p>
          </table:table-cell>
        </table:table-row>
        <table:table-row>
          <table:table-cell table:style-name="Table1.A2" office:value-type="string">
            <text:p text:style-name="P32">980X720-720</text:p>
          </table:table-cell>
          <table:table-cell table:style-name="Table1.A2" office:value-type="string">
            <text:p text:style-name="P32">0.388256 ms</text:p>
          </table:table-cell>
          <table:table-cell table:style-name="Table1.C2" office:value-type="string">
            <text:p text:style-name="P32">0.391232 ms</text:p>
          </table:table-cell>
        </table:table-row>
        <table:table-row>
          <table:table-cell table:style-name="Table1.A2" office:value-type="string">
            <text:p text:style-name="P31">980X750-<text:span text:style-name="T8">750</text:span></text:p>
          </table:table-cell>
          <table:table-cell table:style-name="Table1.A2" office:value-type="string">
            <text:p text:style-name="P31">0.447520 ms</text:p>
          </table:table-cell>
          <table:table-cell table:style-name="Table1.C2" office:value-type="string">
            <text:p text:style-name="P31">0.420384 m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18:40:45.609931069</meta:creation-date>
    <dc:date>2017-10-15T20:41:41.228916331</dc:date>
    <meta:editing-duration>PT37M52S</meta:editing-duration>
    <meta:editing-cycles>5</meta:editing-cycles>
    <meta:generator>LibreOffice/4.2.8.2$Linux_X86_64 LibreOffice_project/420m0$Build-2</meta:generator>
    <meta:document-statistic meta:table-count="3" meta:image-count="0" meta:object-count="0" meta:page-count="2" meta:paragraph-count="119" meta:word-count="495" meta:character-count="2955" meta:non-whitespace-character-count="2569"/>
  </office:meta>
</office:document-meta>
</file>